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4">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09cm"/>
    </style:style>
    <style:style style:name="pr4" style:family="presentation" style:parent-style-name="prs-novelty-title">
      <style:graphic-properties fo:min-height="3.506cm"/>
    </style:style>
    <style:style style:name="pr5" style:family="presentation" style:parent-style-name="prs-novelty-outline1">
      <style:graphic-properties draw:stroke="none" draw:fill="none" fo:min-height="13.86cm"/>
    </style:style>
    <style:style style:name="pr6" style:family="presentation" style:parent-style-name="prs-novelty-notes">
      <style:graphic-properties draw:fill-color="#ffffff" fo:min-height="11.409cm"/>
    </style:style>
    <style:style style:name="pr7" style:family="presentation" style:parent-style-name="prs-novelty-outline1">
      <style:graphic-properties fo:min-height="13.8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24pt"/>
    </style:style>
    <style:style style:name="P3" style:family="paragraph">
      <style:text-properties fo:font-family="'Courier 10 Pitch'" style:font-pitch="fixed" fo:font-size="16pt" style:font-size-asian="16pt" style:font-size-complex="16pt"/>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family="'Courier 10 Pitch'" style:font-pitch="fixed" fo:font-size="16pt" style:font-size-asian="16pt" style:font-size-complex="16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presentation:user-transformed="true">
          <draw:text-box>
            <text:p>Building distributed systems with RabbitMQ and Python</text:p>
          </draw:text-box>
        </draw:frame>
        <draw:frame presentation:style-name="pr2" draw:text-style-name="P2" draw:layer="layout" svg:width="23.384cm" svg:height="13.231cm" svg:x="2.285cm" svg:y="5.938cm" presentation:class="subtitle" presentation:user-transformed="true">
          <draw:text-box>
            <text:p><text:span text:style-name="T1">Alexander Abushkevich</text:span></text:p>
            <text:p><text:span text:style-name="T1"/></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Why RabbitMQ and Python? Application requirements</text:p>
          </draw:text-box>
        </draw:frame>
        <draw:frame presentation:style-name="pr5" draw:layer="layout" svg:width="23.384cm" svg:height="13.86cm" svg:x="2.285cm" svg:y="5.938cm" presentation:class="outline" presentation:user-transformed="true">
          <draw:text-box>
            <text:list text:style-name="L3">
              <text:list-header>
                <text:p/>
              </text:list-header>
              <text:list-item>
                <text:p>Bandwidth and CPU time hungry application</text:p>
                <text:p/>
              </text:list-item>
              <text:list-item>
                <text:p>Two types of computers: </text:p>
                <text:p><text:s text:c="4"/>1. powerful computers with expensive network connection (office and home computers)</text:p>
                <text:p><text:s text:c="4"/>2. hosting with virtually unlimited bandwith but with strict CPU time limits (hosting)</text:p>
                <text:p/>
              </text:list-item>
              <text:list-item>
                <text:p>How to use resources effectively?</text:p>
              </text:list-item>
              <text:list-item>
                <text:p>How to connect computers (no dedicated IP in some cases, etc.)?</text:p>
                <text:p/>
                <text:p/>
              </text:list-item>
            </text:list>
          </draw:text-box>
        </draw:frame>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Why RabbitMQ and Python? Alt. messaging solutions</text:p>
          </draw:text-box>
        </draw:frame>
        <draw:frame presentation:style-name="pr7" draw:layer="layout" svg:width="23.384cm" svg:height="13.86cm" svg:x="2.285cm" svg:y="5.938cm" presentation:class="outline" presentation:user-transformed="true">
          <draw:text-box>
            <text:list text:style-name="L3">
              <text:list-item>
                <text:p>Custom messaging solution</text:p>
                <text:p/>
              </text:list-item>
              <text:list-item>
                <text:p>ZeroMQ-based application</text:p>
                <text:p/>
              </text:list-item>
              <text:list-item>
                <text:p>Apache QPID</text:p>
                <text:p/>
              </text:list-item>
              <text:list-item>
                <text:p>RabbitMQ</text:p>
                <text:p/>
              </text:list-item>
              <text:list-item>
                <text:p>… (any other solution)</text:p>
              </text:list-item>
            </text:list>
          </draw:text-box>
        </draw:frame>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First iteration</text:p>
          </draw:text-box>
        </draw:frame>
        <draw:frame presentation:style-name="pr7" draw:layer="layout" svg:width="23.384cm" svg:height="13.86cm" svg:x="2.285cm" svg:y="5.938cm" presentation:class="outline" presentation:user-transformed="true">
          <draw:text-box>
            <text:list text:style-name="L3">
              <text:list-header>
                <text:p>Data exchange with bash scripts (ssh, cron)</text:p>
                <text:p/>
                <text:p><text:span text:style-name="T2">Pros</text:span>: </text:p>
              </text:list-header>
              <text:list-item>
                <text:p>easy to setup on a few computers</text:p>
                <text:p/>
                <text:p><text:span text:style-name="T2">Cons</text:span>:</text:p>
              </text:list-item>
              <text:list-item>
                <text:p>Not very effective (data is loaded by timer)</text:p>
              </text:list-item>
              <text:list-item>
                <text:p>Hard to syncronize data</text:p>
              </text:list-item>
              <text:list-item>
                <text:p>Needs configuration changes when adding/removing crawlers or processors</text:p>
              </text:list-item>
              <text:list-item>
                <text:p>Error handling (many assumptions, many possibilities of failure)</text:p>
              </text:list-item>
            </text:list>
          </draw:text-box>
        </draw:frame>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Second iteration</text:p>
          </draw:text-box>
        </draw:frame>
        <draw:frame presentation:style-name="pr7" draw:layer="layout" svg:width="23.384cm" svg:height="13.86cm" svg:x="2.285cm" svg:y="5.938cm" presentation:class="outline" presentation:user-transformed="true">
          <draw:text-box>
            <text:list text:style-name="L3">
              <text:list-item>
                <text:p>Crawlers and processors using RabbitMQ for data exchange</text:p>
                <text:p/>
                <text:p><text:span text:style-name="T2">Pros</text:span>: </text:p>
              </text:list-item>
              <text:list-item>
                <text:p>unified mechanism for data exchange</text:p>
              </text:list-item>
              <text:list-item>
                <text:p>No need to make configuration changes when adding or removing crawlers/processors (They could be attached a any time)</text:p>
              </text:list-item>
              <text:list-item>
                <text:p>Error handling is simpler (AMQP protocol is well-defined, RabbitMQ is stable and easy to use)</text:p>
                <text:p/>
                <text:p><text:span text:style-name="T2">Cons</text:span>:</text:p>
              </text:list-item>
              <text:list-item>
                <text:p>?</text:p>
              </text:list-item>
            </text:list>
          </draw:text-box>
        </draw:frame>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RabbitMQ basics</text:p>
          </draw:text-box>
        </draw:frame>
        <draw:frame presentation:style-name="pr7" draw:layer="layout" svg:width="23.384cm" svg:height="13.86cm" svg:x="2.285cm" svg:y="5.938cm" presentation:class="outline">
          <draw:text-box>
            <text:list text:style-name="L3">
              <text:list-item>
                <text:p>Exchanges</text:p>
                <text:p/>
                <text:p/>
              </text:list-item>
              <text:list-item>
                <text:p>Queues</text:p>
                <text:p/>
                <text:p/>
              </text:list-item>
              <text:list-item>
                <text:p>Routing keys</text:p>
              </text:list-item>
            </text:list>
          </draw:text-box>
        </draw:frame>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draw:page draw:name="page7"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RabbitMQ basics</text:p>
          </draw:text-box>
        </draw:frame>
        <draw:frame presentation:style-name="pr7" draw:layer="layout" svg:width="23.384cm" svg:height="13.86cm" svg:x="2.285cm" svg:y="5.938cm" presentation:class="outline" presentation:user-transformed="true">
          <draw:text-box>
            <text:list text:style-name="L3">
              <text:list-item>
                <text:p>Exchanges:</text:p>
                <text:p/>
              </text:list-item>
              <text:list-item>
                <text:p>Fanout</text:p>
                <text:p/>
              </text:list-item>
              <text:list-item>
                <text:p>Direct</text:p>
                <text:p/>
              </text:list-item>
              <text:list-item>
                <text:p>Topic</text:p>
                <text:p/>
                <text:p>[paste image here]</text:p>
              </text:list-item>
            </text:list>
          </draw:text-box>
        </draw:frame>
        <presentation:notes draw:style-name="dp2">
          <draw:page-thumbnail draw:style-name="gr1"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draw:page draw:name="page8"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presentation:user-transformed="true">
          <draw:text-box>
            <text:p>Code example: Publish message</text:p>
          </draw:text-box>
        </draw:frame>
        <draw:frame presentation:style-name="pr7" draw:text-style-name="P3" draw:layer="layout" svg:width="23.384cm" svg:height="13.86cm" svg:x="2.285cm" svg:y="5.938cm" presentation:class="outline" presentation:user-transformed="true">
          <draw:text-box>
            <text:p><text:span text:style-name="T3"><text:s text:c="4"/></text:span><text:span text:style-name="T3">with conn.channel() as chan:</text:span></text:p>
            <text:p><text:span text:style-name="T3"><text:s text:c="8"/></text:span><text:span text:style-name="T3">chan.exchange_declare(exchange = EXCHANGE,</text:span></text:p>
            <text:p><text:span text:style-name="T3"><text:s text:c="30"/></text:span><text:span text:style-name="T3">type = EXCHANGE_TYPE)</text:span></text:p>
            <text:p><text:span text:style-name="T3"><text:s text:c="8"/></text:span></text:p>
            <text:p><text:span text:style-name="T3"><text:s text:c="8"/></text:span><text:span text:style-name="T3">chan.queue_declare(queue = QUEUE)</text:span></text:p>
            <text:p><text:span text:style-name="T3"><text:s text:c="8"/></text:span></text:p>
            <text:p><text:span text:style-name="T3"><text:s text:c="8"/></text:span><text:span text:style-name="T3">msg = amqp.Message(msg_body)</text:span></text:p>
            <text:p><text:span text:style-name="T3"><text:s text:c="8"/></text:span><text:span text:style-name="T3">chan.basic_publish(msg,</text:span></text:p>
            <text:p><text:span text:style-name="T3"><text:s text:c="27"/></text:span><text:span text:style-name="T3">exchange = EXCHANGE,</text:span></text:p>
            <text:p><text:span text:style-name="T3"><text:s text:c="27"/></text:span><text:span text:style-name="T3">routing_key = ROUTING_KEY)</text:span></text:p>
          </draw:text-box>
        </draw:frame>
        <presentation:notes draw:style-name="dp2">
          <draw:page-thumbnail draw:style-name="gr1" draw:layer="layout" svg:width="13.705cm" svg:height="10.279cm" svg:x="3.647cm" svg:y="2.853cm" draw:page-number="8" presentation:class="page"/>
          <draw:frame presentation:style-name="pr6" draw:layer="layout" svg:width="14.517cm" svg:height="11.409cm" svg:x="3.249cm" svg:y="14.13cm" presentation:class="notes" presentation:placeholder="true">
            <draw:text-box/>
          </draw:frame>
        </presentation:notes>
      </draw:page>
      <draw:page draw:name="page9"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Code example: Consume message</text:p>
          </draw:text-box>
        </draw:frame>
        <draw:frame presentation:style-name="pr7" draw:text-style-name="P3" draw:layer="layout" svg:width="23.384cm" svg:height="13.86cm" svg:x="2.285cm" svg:y="5.938cm" presentation:class="outline" presentation:user-transformed="true">
          <draw:text-box>
            <text:p><text:span text:style-name="T3"><text:s text:c="4"/></text:span><text:span text:style-name="T3">with conn.channel() as chan:</text:span></text:p>
            <text:p><text:span text:style-name="T3"><text:s text:c="8"/></text:span></text:p>
            <text:p><text:span text:style-name="T3"><text:s text:c="8"/></text:span><text:span text:style-name="T3">def on_msg_recv(msg):</text:span></text:p>
            <text:p><text:span text:style-name="T3"><text:s text:c="12"/></text:span><text:span text:style-name="T3">print msg</text:span></text:p>
            <text:p><text:span text:style-name="T3"/></text:p>
            <text:p><text:span text:style-name="T3"><text:s text:c="8"/></text:span><text:span text:style-name="T3">chan.exchange_declare(exchange = EXCHANGE,</text:span></text:p>
            <text:p><text:span text:style-name="T3"><text:s text:c="30"/></text:span><text:span text:style-name="T3">type = EXCHANGE_TYPE)</text:span></text:p>
            <text:p><text:span text:style-name="T3"/></text:p>
            <text:p><text:span text:style-name="T3"><text:s text:c="8"/></text:span><text:span text:style-name="T3">queue = chan.queue_declare(QUEUE)</text:span></text:p>
            <text:p><text:span text:style-name="T3"/></text:p>
            <text:p><text:span text:style-name="T3"><text:s text:c="8"/></text:span><text:span text:style-name="T3">chan.queue_bind(exchange = EXCHANGE, </text:span></text:p>
            <text:p><text:span text:style-name="T3"><text:s text:c="24"/></text:span><text:span text:style-name="T3">queue = QUEUE, </text:span></text:p>
            <text:p><text:span text:style-name="T3"><text:s text:c="24"/></text:span><text:span text:style-name="T3">routing_key = ROUTING_KEY)</text:span></text:p>
            <text:p><text:span text:style-name="T3"><text:s text:c="8"/></text:span></text:p>
            <text:p><text:span text:style-name="T3"><text:s text:c="8"/></text:span><text:span text:style-name="T3">chan.basic_consume(queue = QUEUE, </text:span></text:p>
            <text:p><text:span text:style-name="T3"><text:s text:c="27"/></text:span><text:span text:style-name="T3">callback = on_msg_recv)</text:span></text:p>
            <text:p><text:span text:style-name="T3"><text:s text:c="8"/></text:span></text:p>
            <text:p><text:span text:style-name="T3"><text:s text:c="8"/></text:span><text:span text:style-name="T3">while True:</text:span></text:p>
            <text:p><text:span text:style-name="T3"><text:s text:c="12"/></text:span><text:span text:style-name="T3">chan.wait()</text:span></text:p>
          </draw:text-box>
        </draw:frame>
        <presentation:notes draw:style-name="dp2">
          <draw:page-thumbnail draw:style-name="gr1" draw:layer="layout" svg:width="13.705cm" svg:height="10.279cm" svg:x="3.647cm" svg:y="2.853cm" draw:page-number="9" presentation:class="page"/>
          <draw:frame presentation:style-name="pr6" draw:layer="layout" svg:width="14.517cm" svg:height="11.409cm" svg:x="3.249cm" svg:y="14.13cm" presentation:class="notes" presentation:placeholder="true">
            <draw:text-box/>
          </draw:frame>
        </presentation:notes>
      </draw:page>
      <draw:page draw:name="page10"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Visualize RabbitMQ clients! (And try another messaging protocol...)</text:p>
          </draw:text-box>
        </draw:frame>
        <draw:frame presentation:style-name="pr7" draw:layer="layout" svg:width="23.384cm" svg:height="13.86cm" svg:x="2.285cm" svg:y="5.938cm" presentation:class="outline" presentation:user-transformed="true">
          <draw:text-box>
            <text:list text:style-name="L3">
              <text:list-header>
                <text:p/>
              </text:list-header>
              <text:list-item>
                <text:p>STOMP adapter for RabbitMQ</text:p>
                <text:p/>
              </text:list-item>
              <text:list-item>
                <text:p>Orbited server</text:p>
                <text:p/>
              </text:list-item>
              <text:list-item>
                <text:p>Infovis visualization library (Javascript)</text:p>
              </text:list-item>
            </text:list>
          </draw:text-box>
        </draw:frame>
        <presentation:notes draw:style-name="dp2">
          <draw:page-thumbnail draw:style-name="gr1" draw:layer="layout" svg:width="13.705cm" svg:height="10.279cm" svg:x="3.647cm" svg:y="2.853cm" draw:page-number="10" presentation:class="page"/>
          <draw:frame presentation:style-name="pr6" draw:layer="layout" svg:width="14.517cm" svg:height="11.409cm" svg:x="3.249cm" svg:y="14.13cm" presentation:class="notes" presentation:placeholder="true">
            <draw:text-box/>
          </draw:frame>
        </presentation:notes>
      </draw:page>
      <draw:page draw:name="page11" draw:style-name="dp1" draw:master-page-name="prs-novelty" presentation:presentation-page-layout-name="AL2T1">
        <office:forms form:automatic-focus="false" form:apply-design-mode="false"/>
        <draw:frame presentation:style-name="pr4" draw:layer="layout" svg:width="23.911cm" svg:height="3.506cm" svg:x="2.058cm" svg:y="1.943cm" presentation:class="title">
          <draw:text-box>
            <text:p>Thank you</text:p>
          </draw:text-box>
        </draw:frame>
        <draw:frame presentation:style-name="pr7" draw:layer="layout" svg:width="23.384cm" svg:height="13.86cm" svg:x="2.285cm" svg:y="5.938cm" presentation:class="outline">
          <draw:text-box>
            <text:list text:style-name="L3">
              <text:list-header>
                <text:p/>
                <text:p/>
              </text:list-header>
              <text:list-item>
                <text:p>Thanks for your attention!</text:p>
                <text:p/>
                <text:p/>
                <text:p/>
                <text:p>Code examples and presentation:</text:p>
                <text:p><text:a xlink:href="https://github.com/AlexanderAA/nzpug">https://github.com/AlexanderAA/nzpug</text:a></text:p>
                <text:p/>
                <text:p/>
              </text:list-item>
            </text:list>
          </draw:text-box>
        </draw:frame>
        <presentation:notes draw:style-name="dp2">
          <draw:page-thumbnail draw:style-name="gr1" draw:layer="layout" svg:width="13.705cm" svg:height="10.279cm" svg:x="3.647cm" svg:y="2.853cm" draw:page-number="11" presentation:class="page"/>
          <draw:frame presentation:style-name="pr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NZ"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4pt" fo:font-style="italic" fo:text-shadow="none" style:text-underline-style="none" fo:font-weight="bold" style:font-size-asian="24pt" style:font-size-complex="24pt" fo:hyphenate="tru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dc:title>Introducing a New Product</dc:title>
    <dc:description>General introduction of a new product taking customer wishes into account</dc:description>
    <meta:creation-date>2011-07-18T21:35:00</meta:creation-date>
    <dc:language>en-US</dc:language>
    <meta:editing-cycles>13</meta:editing-cycles>
    <meta:editing-duration>PT2H29M20S</meta:editing-duration>
    <dc:date>2011-07-19T00:49:16</dc:date>
    <meta:document-statistic meta:object-count="53"/>
    <meta:user-defined meta:name="Info 0"/>
    <meta:user-defined meta:name="Info 1"/>
    <meta:user-defined meta:name="Info 2"/>
    <meta:user-defined meta:name="Info 3"/>
    <meta:template xlink:type="simple" xlink:actuate="onRequest" xlink:title="Introducing a New Product" xlink:href="../../../../../../../usr/lib/libreoffice/basis3.3/share/template/en-US/presnt/prs-novelty.otp"/>
  </office:meta>
</office:document-meta>
</file>